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nux Biolinum" svg:font-family="'Linux Biolinum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</office:font-face-decls>
  <office:automatic-styles>
    <style:style style:name="P1" style:family="paragraph" style:parent-style-name="Standard">
      <style:text-properties officeooo:rsid="0017a66a" officeooo:paragraph-rsid="0017a66a"/>
    </style:style>
    <style:style style:name="T1" style:family="text">
      <style:text-properties officeooo:rsid="00196b40"/>
    </style:style>
    <style:style style:name="T2" style:family="text">
      <style:text-properties officeooo:rsid="0019ae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tingminutes 26.10.2021</text:p>
      <text:p text:style-name="P1"/>
      <text:p text:style-name="P1">Anwesend: Benni K., Domi J., Dong T., Leon K., Nicas F., Paul B., Robin K.</text:p>
      <text:p text:style-name="P1"/>
      <text:p text:style-name="P1">Agenda:</text:p>
      <text:p text:style-name="P1">- Daily</text:p>
      <text:p text:style-name="P1">- Mockito Workshop</text:p>
      <text:p text:style-name="P1"/>
      <text:p text:style-name="P1">Daily:</text:p>
      <text:p text:style-name="P1">- <text:span text:style-name="T1">Lib: wechsel zu feature-adjustableAlgorithm Branch</text:span></text:p>
      <text:p text:style-name="P1">- <text:span text:style-name="T2">Abstimmung Gui – Lib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nux Biolinum" svg:font-family="'Linux Biolinum'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Linux Biolinum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Linux Biolinum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09:33:01.263524549</meta:creation-date>
    <dc:date>2021-10-26T12:22:16.256924629</dc:date>
    <meta:editing-duration>PT1H58M32S</meta:editing-duration>
    <meta:editing-cycles>1</meta:editing-cycles>
    <meta:document-statistic meta:table-count="0" meta:image-count="0" meta:object-count="0" meta:page-count="1" meta:paragraph-count="8" meta:word-count="34" meta:character-count="212" meta:non-whitespace-character-count="184"/>
    <meta:generator>LibreOffice/7.2.1.2$Linux_X86_64 LibreOffice_project/20$Build-2</meta:generator>
  </office:meta>
</office:document-meta>
</file>